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ngle_key_modu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gikey P/N</text:p>
          </table:table-cell>
          <table:table-cell office:value-type="string" calcext:value-type="string">
            <text:p>Manufacturer P/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 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1</text:p>
          </table:table-cell>
          <table:table-cell table:number-columns-repeated="3" office:value-type="string" calcext:value-type="string">
            <text:p>BUTTON-MOU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IG-00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8580002" calcext:value-type="float">
            <text:p>87858000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0402C103J3RAC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US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American symb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FLU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/>
          <table:table-cell table:number-columns-repeated="2" office:value-type="string" calcext:value-type="string">
            <text:p>DFLU1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300411121" calcext:value-type="float">
            <text:p>6130041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s</text:p>
          </table:table-cell>
          <table:table-cell table:number-columns-repeated="3"/>
          <table:table-cell office:value-type="string" calcext:value-type="string">
            <text:p>PIN HEA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N7002K-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table:number-columns-repeated="3" office:value-type="string" calcext:value-type="string">
            <text:p>2N7002K-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SS13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4</text:p>
          </table:table-cell>
          <table:table-cell table:number-columns-repeated="3" office:value-type="string" calcext:value-type="string">
            <text:p>BSS138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J-2GEJ105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J-2GEJ104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3, R5, 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DBHD140L-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CDBHD140L-G</text:p>
          </table:table-cell>
          <table:table-cell office:value-type="string" calcext:value-type="string">
            <text:p>CDBHDXX0L-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2:35:25.149848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4T13:05:29.404903444</dc:date>
    <meta:editing-duration>PT23M7S</meta:editing-duration>
    <meta:editing-cycles>8</meta:editing-cycles>
    <meta:generator>LibreOffice/6.0.7.3$Linux_X86_64 LibreOffice_project/00m0$Build-3</meta:generator>
    <meta:document-statistic meta:table-count="1" meta:cell-count="66" meta:object-count="0"/>
  </office:meta>
</office:document-meta>
</file>